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tex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list text:style-name="L2">
              <text:list-item>
                <text:p text:style-name="P1">an abstract container that exists on the host</text:p>
              </text:list-item>
              <text:list-item>
                <text:p text:style-name="P1">coordinates the mechanisms for host–device interaction</text:p>
              </text:list-item>
              <text:list-item>
                <text:p text:style-name="P1">manages the memory objects that are available to the devices</text:p>
              </text:list-item>
              <text:list-item>
                <text:p text:style-name="P1">keeps track of the programs and kernels that are created for each dev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mand Queu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ommunication with a device occurs by submitting commands to a command queue.</text:p>
              </text:list-item>
              <text:list-item>
                <text:p>Once the host decides which devices to work with and a context is created, one command queue needs to be created per devi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ny operation that enqueues a command into a command queue - that is, any API call that begins with clEnqueue - produces an event.</text:p>
              </text:list-item>
              <text:list-item>
                <text:p>Represents dependencies.</text:p>
              </text:list-item>
              <text:list-item>
                <text:p>Provide a mechanism for profil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mory Objec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In order for data to be transferred to a device, it must first be encapsulated as a memory object.</text:p>
              </text:list-item>
              <text:list-item>
                <text:p>Two types of memory objects: <text:span text:style-name="T1">buffers</text:span> and <text:span text:style-name="T1">images</text:span>.</text:p>
              </text:list-item>
              <text:list-item>
                <text:p><text:span text:style-name="T2">Buffers</text:span> are equivalent to arrays in C, created using malloc() , where data elements are stored contiguously in memory. </text:p>
              </text:list-item>
              <text:list-item>
                <text:p><text:span text:style-name="T2">Images</text:span> are designed as opaque objects, allowing for data padding and other optimizations that may improve performance on devices.</text:p>
              </text:list-item>
              <text:list-item>
                <text:p>Memory objects are valid only within a single context.</text:p>
              </text:list-item>
              <text:list-item>
                <text:p>Movement to and from specific devices is managed by the OpenCL runtime as necessary to satisfy data dependenc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170 </meta:initial-creator>
    <meta:creation-date>2018-04-11T15:50:24.698444583</meta:creation-date>
    <dc:date>2018-04-11T16:06:53.212284562</dc:date>
    <dc:creator>170 </dc:creator>
    <meta:editing-duration>PT1M8S</meta:editing-duration>
    <meta:editing-cycles>1</meta:editing-cycles>
    <meta:document-statistic meta:object-count="41"/>
    <meta:generator>LibreOffice/4.2.8.2$Linux_X86_64 LibreOffice_project/420m0$Build-2</meta:generator>
  </office:meta>
</office:document-meta>
</file>